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06cm" style:rel-column-width="11586*"/>
    </style:style>
    <style:style style:name="Table1.B" style:family="table-column">
      <style:table-column-properties style:column-width="7.087cm" style:rel-column-width="27320*"/>
    </style:style>
    <style:style style:name="Table1.C" style:family="table-column">
      <style:table-column-properties style:column-width="6.907cm" style:rel-column-width="2662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b997" officeooo:paragraph-rsid="000cb997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a065f" officeooo:paragraph-rsid="000a065f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a065f" officeooo:paragraph-rsid="000a065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tyle="italic" officeooo:rsid="000a065f" officeooo:paragraph-rsid="000a065f" style:font-style-asian="italic" style:font-style-complex="italic"/>
    </style:style>
    <style:style style:name="P6" style:family="paragraph" style:parent-style-name="Standard">
      <style:text-properties officeooo:rsid="000cb997" officeooo:paragraph-rsid="000e43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ile a1.c is executed in terminal 1 and a2.c in terminal 2.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Terminal 1</text:p>
          </table:table-cell>
          <table:table-cell table:style-name="Table1.C1" office:value-type="string">
            <text:p text:style-name="P4">Terminal 2</text:p>
          </table:table-cell>
        </table:table-row>
        <table:table-row>
          <table:table-cell table:style-name="Table1.A2" office:value-type="string">
            <text:p text:style-name="P4">Input</text:p>
          </table:table-cell>
          <table:table-cell table:style-name="Table1.A2" office:value-type="string">
            <text:p text:style-name="P3">hi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Expected Outpu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Person 1: ij</text:p>
            <text:p text:style-name="P3"/>
            <text:p text:style-name="P3">Press exit to terminate</text:p>
          </table:table-cell>
        </table:table-row>
        <table:table-row>
          <table:table-cell table:style-name="Table1.A2" office:value-type="string">
            <text:p text:style-name="P4">Actual Outpu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Person 1: ij</text:p>
            <text:p text:style-name="P3"/>
            <text:p text:style-name="P3">Press exit to terminate</text:p>
          </table:table-cell>
        </table:table-row>
        <table:table-row>
          <table:table-cell table:style-name="Table1.A2" office:value-type="string">
            <text:p text:style-name="P4">Input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riya</text:p>
          </table:table-cell>
        </table:table-row>
        <table:table-row>
          <table:table-cell table:style-name="Table1.A2" office:value-type="string">
            <text:p text:style-name="P4">Expected Output</text:p>
          </table:table-cell>
          <table:table-cell table:style-name="Table1.A2" office:value-type="string">
            <text:p text:style-name="P3">\n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Actual Output</text:p>
          </table:table-cell>
          <table:table-cell table:style-name="Table1.A2" office:value-type="string">
            <text:p text:style-name="P3">\n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Input</text:p>
          </table:table-cell>
          <table:table-cell table:style-name="Table1.A2" office:value-type="string">
            <text:p text:style-name="P3">i love ice-creams!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Expected Output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>Person 1: j!mpwf!jdf.dsfbnt"</text:p>
            <text:p text:style-name="P3"/>
            <text:p text:style-name="P3">Press exit to terminate:</text:p>
          </table:table-cell>
        </table:table-row>
        <table:table-row>
          <table:table-cell table:style-name="Table1.A2" office:value-type="string">
            <text:p text:style-name="P4">Actual Output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>Person 1: j!mpwf!jdf.dsfbnt"</text:p>
            <text:p text:style-name="P3"/>
            <text:p text:style-name="P3">Press exit to terminate:</text:p>
          </table:table-cell>
        </table:table-row>
        <table:table-row>
          <table:table-cell table:style-name="Table1.A2" office:value-type="string">
            <text:p text:style-name="P4">Input</text:p>
          </table:table-cell>
          <table:table-cell table:style-name="Table1.A2" office:value-type="string">
            <text:p text:style-name="P3">123456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Expected Output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>Person 1: 234567</text:p>
            <text:p text:style-name="P3"/>
            <text:p text:style-name="P3">Press exit to terminate:</text:p>
          </table:table-cell>
        </table:table-row>
        <table:table-row>
          <table:table-cell table:style-name="Table1.A2" office:value-type="string">
            <text:p text:style-name="P4">Actual Output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>Person 1: 234567</text:p>
            <text:p text:style-name="P3"/>
            <text:p text:style-name="P3">Press exit to terminate:</text:p>
          </table:table-cell>
        </table:table-row>
        <table:table-row>
          <table:table-cell table:style-name="Table1.A2" office:value-type="string">
            <text:p text:style-name="P4">Input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>\n</text:p>
          </table:table-cell>
        </table:table-row>
        <table:table-row>
          <table:table-cell table:style-name="Table1.A2" office:value-type="string">
            <text:p text:style-name="P4">Expected Output</text:p>
          </table:table-cell>
          <table:table-cell table:style-name="Table1.A2" office:value-type="string">
            <text:p text:style-name="P3">\n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Actual Output</text:p>
          </table:table-cell>
          <table:table-cell table:style-name="Table1.A2" office:value-type="string">
            <text:p text:style-name="P3">\n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Input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>exit</text:p>
          </table:table-cell>
        </table:table-row>
        <table:table-row>
          <table:table-cell table:style-name="Table1.A2" office:value-type="string">
            <text:p text:style-name="P4">Expected Output</text:p>
          </table:table-cell>
          <table:table-cell table:style-name="Table1.A2" office:value-type="string">
            <text:p text:style-name="P5">(exits)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Actual Output</text:p>
          </table:table-cell>
          <table:table-cell table:style-name="Table1.A2" office:value-type="string">
            <text:p text:style-name="P5">(exits)</text:p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  <text:p text:style-name="P1">Note: On terminal 2, even if exit is followed by anyother string and process on ternimal 1 still gets terminated.</text:p>
      <text:p text:style-name="P1">e.g., exit1234, exit@@@uid terminates process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23:05:23.277797216</meta:creation-date>
    <dc:date>2019-02-03T23:44:05.012934902</dc:date>
    <meta:editing-duration>PT5M20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47" meta:word-count="128" meta:character-count="749" meta:non-whitespace-character-count="668"/>
  </office:meta>
</office:document-meta>
</file>